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319])" office:value-type="float" office:value="0.0000271201969036623" calcext:value-type="float">
            <text:p>2.71201969036623E-05</text:p>
          </table:table-cell>
          <table:table-cell table:formula="of:=AVERAGE([.N2:.N319])" office:value-type="float" office:value="0.0000436456176849399" calcext:value-type="float">
            <text:p>4.3645617684939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0:01:04.3268703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4-28T10:17:33.213011473</dc:date>
    <meta:editing-duration>P1DT3H39M50S</meta:editing-duration>
    <meta:editing-cycles>178</meta:editing-cycles>
    <meta:generator>LibreOffice/7.3.3.1$Linux_X86_64 LibreOffice_project/30$Build-1</meta:generator>
    <meta:document-statistic meta:table-count="1" meta:cell-count="5113" meta:object-count="0"/>
  </office:meta>
</office:document-meta>
</file>